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67" table:style-name="ta1">
        <table:shapes>
          <draw:frame draw:z-index="0" draw:style-name="gr1" draw:text-style-name="P1" svg:width="159.99mm" svg:height="89.99mm" svg:x="317.05mm" svg:y="0.01mm">
            <loext:p draw:notify-on-update-of-ranges="test167.B2:test167.B73 test167.C1:test167.C1 test167.C2:test167.C73 test167.D1:test167.D1 test167.D2:test167.D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0.77mm" svg:height="89.99mm" svg:x="306.33mm" svg:y="94.58mm">
            <loext:p draw:notify-on-update-of-ranges="test167.B2:test167.B73 test167.G1:test167.G1 test167.G2:test167.G7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36.83mm" svg:y="94.84mm">
            <loext:p draw:notify-on-update-of-ranges="test167.B2:test167.B73 test167.F1:test167.F1 test167.F2:test167.F7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7.18mm" svg:y="1mm">
            <loext:p draw:notify-on-update-of-ranges="test167.G1:test167.G1 test167.G2:test167.G73 test167.C1:test167.C1 test167.C2:test167.C73 test167.G1:test167.G1 test167.G2:test167.G73 test167.D1:test167.D1 test167.D2:test167.D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1</text:p>
          </table:table-cell>
          <table:table-cell office:value-type="float" office:value="0.022205" calcext:value-type="float">
            <text:p>0.022205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" calcext:value-type="float">
            <text:p>0</text:p>
          </table:table-cell>
          <table:table-cell office:value-type="float" office:value="60232" calcext:value-type="float">
            <text:p>6023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2</text:p>
          </table:table-cell>
          <table:table-cell office:value-type="float" office:value="0.012014" calcext:value-type="float">
            <text:p>0.012014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" calcext:value-type="float">
            <text:p>0</text:p>
          </table:table-cell>
          <table:table-cell office:value-type="float" office:value="31403" calcext:value-type="float">
            <text:p>314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3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" calcext:value-type="float">
            <text:p>0</text:p>
          </table:table-cell>
          <table:table-cell office:value-type="float" office:value="39173" calcext:value-type="float">
            <text:p>391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4</text:p>
          </table:table-cell>
          <table:table-cell office:value-type="float" office:value="0.012636" calcext:value-type="float">
            <text:p>0.012636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" calcext:value-type="float">
            <text:p>0</text:p>
          </table:table-cell>
          <table:table-cell office:value-type="float" office:value="28844" calcext:value-type="float">
            <text:p>288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5</text:p>
          </table:table-cell>
          <table:table-cell office:value-type="float" office:value="0.014127" calcext:value-type="float">
            <text:p>0.01412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52203" calcext:value-type="float">
            <text:p>522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6</text:p>
          </table:table-cell>
          <table:table-cell office:value-type="float" office:value="0.030426" calcext:value-type="float">
            <text:p>0.030426</text:p>
          </table:table-cell>
          <table:table-cell office:value-type="float" office:value="0.005912" calcext:value-type="float">
            <text:p>0.005912</text:p>
          </table:table-cell>
          <table:table-cell office:value-type="float" office:value="0" calcext:value-type="float">
            <text:p>0</text:p>
          </table:table-cell>
          <table:table-cell office:value-type="float" office:value="85424" calcext:value-type="float">
            <text:p>8542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7</text:p>
          </table:table-cell>
          <table:table-cell office:value-type="float" office:value="0.014204" calcext:value-type="float">
            <text:p>0.014204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" calcext:value-type="float">
            <text:p>0</text:p>
          </table:table-cell>
          <table:table-cell office:value-type="float" office:value="62321" calcext:value-type="float">
            <text:p>623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8</text:p>
          </table:table-cell>
          <table:table-cell office:value-type="float" office:value="0.042358" calcext:value-type="float">
            <text:p>0.042358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" calcext:value-type="float">
            <text:p>0</text:p>
          </table:table-cell>
          <table:table-cell office:value-type="float" office:value="73207" calcext:value-type="float">
            <text:p>732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29</text:p>
          </table:table-cell>
          <table:table-cell office:value-type="float" office:value="0.019142" calcext:value-type="float">
            <text:p>0.019142</text:p>
          </table:table-cell>
          <table:table-cell office:value-type="float" office:value="0.008352" calcext:value-type="float">
            <text:p>0.008352</text:p>
          </table:table-cell>
          <table:table-cell office:value-type="float" office:value="0" calcext:value-type="float">
            <text:p>0</text:p>
          </table:table-cell>
          <table:table-cell office:value-type="float" office:value="99233" calcext:value-type="float">
            <text:p>992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0</text:p>
          </table:table-cell>
          <table:table-cell office:value-type="float" office:value="0.029504" calcext:value-type="float">
            <text:p>0.029504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0" calcext:value-type="float">
            <text:p>0</text:p>
          </table:table-cell>
          <table:table-cell office:value-type="float" office:value="80229" calcext:value-type="float">
            <text:p>802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1</text:p>
          </table:table-cell>
          <table:table-cell office:value-type="float" office:value="0.016569" calcext:value-type="float">
            <text:p>0.016569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0" calcext:value-type="float">
            <text:p>0</text:p>
          </table:table-cell>
          <table:table-cell office:value-type="float" office:value="70425" calcext:value-type="float">
            <text:p>7042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2</text:p>
          </table:table-cell>
          <table:table-cell office:value-type="float" office:value="0.013202" calcext:value-type="float">
            <text:p>0.013202</text:p>
          </table:table-cell>
          <table:table-cell office:value-type="float" office:value="0.002558" calcext:value-type="float">
            <text:p>0.002558</text:p>
          </table:table-cell>
          <table:table-cell office:value-type="float" office:value="0" calcext:value-type="float">
            <text:p>0</text:p>
          </table:table-cell>
          <table:table-cell office:value-type="float" office:value="40966" calcext:value-type="float">
            <text:p>4096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3</text:p>
          </table:table-cell>
          <table:table-cell office:value-type="float" office:value="0.013149" calcext:value-type="float">
            <text:p>0.013149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" calcext:value-type="float">
            <text:p>0</text:p>
          </table:table-cell>
          <table:table-cell office:value-type="float" office:value="45598" calcext:value-type="float">
            <text:p>455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" calcext:value-type="float">
            <text:p>0</text:p>
          </table:table-cell>
          <table:table-cell office:value-type="float" office:value="56122" calcext:value-type="float">
            <text:p>5612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5</text:p>
          </table:table-cell>
          <table:table-cell office:value-type="float" office:value="0.013322" calcext:value-type="float">
            <text:p>0.013322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" calcext:value-type="float">
            <text:p>0</text:p>
          </table:table-cell>
          <table:table-cell office:value-type="float" office:value="36787" calcext:value-type="float">
            <text:p>3678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6</text:p>
          </table:table-cell>
          <table:table-cell office:value-type="float" office:value="0.066108" calcext:value-type="float">
            <text:p>0.066108</text:p>
          </table:table-cell>
          <table:table-cell office:value-type="float" office:value="0.005695" calcext:value-type="float">
            <text:p>0.005695</text:p>
          </table:table-cell>
          <table:table-cell office:value-type="float" office:value="0" calcext:value-type="float">
            <text:p>0</text:p>
          </table:table-cell>
          <table:table-cell office:value-type="float" office:value="57382" calcext:value-type="float">
            <text:p>5738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7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16514" calcext:value-type="float">
            <text:p>0.016514</text:p>
          </table:table-cell>
          <table:table-cell office:value-type="float" office:value="0" calcext:value-type="float">
            <text:p>0</text:p>
          </table:table-cell>
          <table:table-cell office:value-type="float" office:value="71485" calcext:value-type="float">
            <text:p>7148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8</text:p>
          </table:table-cell>
          <table:table-cell office:value-type="float" office:value="0.063828" calcext:value-type="float">
            <text:p>0.063828</text:p>
          </table:table-cell>
          <table:table-cell office:value-type="float" office:value="0.012336" calcext:value-type="float">
            <text:p>0.012336</text:p>
          </table:table-cell>
          <table:table-cell office:value-type="float" office:value="0" calcext:value-type="float">
            <text:p>0</text:p>
          </table:table-cell>
          <table:table-cell office:value-type="float" office:value="70830" calcext:value-type="float">
            <text:p>7083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39</text:p>
          </table:table-cell>
          <table:table-cell office:value-type="float" office:value="0.047488" calcext:value-type="float">
            <text:p>0.047488</text:p>
          </table:table-cell>
          <table:table-cell office:value-type="float" office:value="0.012253" calcext:value-type="float">
            <text:p>0.012253</text:p>
          </table:table-cell>
          <table:table-cell office:value-type="float" office:value="0" calcext:value-type="float">
            <text:p>0</text:p>
          </table:table-cell>
          <table:table-cell office:value-type="float" office:value="70315" calcext:value-type="float">
            <text:p>7031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0</text:p>
          </table:table-cell>
          <table:table-cell office:value-type="float" office:value="0.116739" calcext:value-type="float">
            <text:p>0.116739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" calcext:value-type="float">
            <text:p>0</text:p>
          </table:table-cell>
          <table:table-cell office:value-type="float" office:value="81360" calcext:value-type="float">
            <text:p>8136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1</text:p>
          </table:table-cell>
          <table:table-cell office:value-type="float" office:value="0.207559" calcext:value-type="float">
            <text:p>0.207559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" calcext:value-type="float">
            <text:p>0</text:p>
          </table:table-cell>
          <table:table-cell office:value-type="float" office:value="75393" calcext:value-type="float">
            <text:p>75393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2</text:p>
          </table:table-cell>
          <table:table-cell office:value-type="float" office:value="0.185728" calcext:value-type="float">
            <text:p>0.185728</text:p>
          </table:table-cell>
          <table:table-cell office:value-type="float" office:value="0.034633" calcext:value-type="float">
            <text:p>0.034633</text:p>
          </table:table-cell>
          <table:table-cell office:value-type="float" office:value="0" calcext:value-type="float">
            <text:p>0</text:p>
          </table:table-cell>
          <table:table-cell office:value-type="float" office:value="69684" calcext:value-type="float">
            <text:p>6968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3</text:p>
          </table:table-cell>
          <table:table-cell office:value-type="float" office:value="0.536075" calcext:value-type="float">
            <text:p>0.536075</text:p>
          </table:table-cell>
          <table:table-cell office:value-type="float" office:value="0.033659" calcext:value-type="float">
            <text:p>0.033659</text:p>
          </table:table-cell>
          <table:table-cell office:value-type="float" office:value="0" calcext:value-type="float">
            <text:p>0</text:p>
          </table:table-cell>
          <table:table-cell office:value-type="float" office:value="79573" calcext:value-type="float">
            <text:p>7957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4</text:p>
          </table:table-cell>
          <table:table-cell office:value-type="float" office:value="0.568037" calcext:value-type="float">
            <text:p>0.568037</text:p>
          </table:table-cell>
          <table:table-cell office:value-type="float" office:value="0.100313" calcext:value-type="float">
            <text:p>0.100313</text:p>
          </table:table-cell>
          <table:table-cell office:value-type="float" office:value="0" calcext:value-type="float">
            <text:p>0</text:p>
          </table:table-cell>
          <table:table-cell office:value-type="float" office:value="120374" calcext:value-type="float">
            <text:p>12037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5</text:p>
          </table:table-cell>
          <table:table-cell office:value-type="float" office:value="0.592059" calcext:value-type="float">
            <text:p>0.592059</text:p>
          </table:table-cell>
          <table:table-cell office:value-type="float" office:value="0.068088" calcext:value-type="float">
            <text:p>0.068088</text:p>
          </table:table-cell>
          <table:table-cell office:value-type="float" office:value="0" calcext:value-type="float">
            <text:p>0</text:p>
          </table:table-cell>
          <table:table-cell office:value-type="float" office:value="54955" calcext:value-type="float">
            <text:p>5495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6</text:p>
          </table:table-cell>
          <table:table-cell office:value-type="float" office:value="3.796363" calcext:value-type="float">
            <text:p>3.796363</text:p>
          </table:table-cell>
          <table:table-cell office:value-type="float" office:value="0.086945" calcext:value-type="float">
            <text:p>0.086945</text:p>
          </table:table-cell>
          <table:table-cell office:value-type="float" office:value="0" calcext:value-type="float">
            <text:p>0</text:p>
          </table:table-cell>
          <table:table-cell office:value-type="float" office:value="54963" calcext:value-type="float">
            <text:p>5496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7</text:p>
          </table:table-cell>
          <table:table-cell office:value-type="float" office:value="4.371653" calcext:value-type="float">
            <text:p>4.371653</text:p>
          </table:table-cell>
          <table:table-cell office:value-type="float" office:value="0.013834" calcext:value-type="float">
            <text:p>0.013834</text:p>
          </table:table-cell>
          <table:table-cell office:value-type="float" office:value="0" calcext:value-type="float">
            <text:p>0</text:p>
          </table:table-cell>
          <table:table-cell office:value-type="float" office:value="46627" calcext:value-type="float">
            <text:p>4662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8</text:p>
          </table:table-cell>
          <table:table-cell office:value-type="float" office:value="4.943061" calcext:value-type="float">
            <text:p>4.943061</text:p>
          </table:table-cell>
          <table:table-cell office:value-type="float" office:value="0.022616" calcext:value-type="float">
            <text:p>0.022616</text:p>
          </table:table-cell>
          <table:table-cell office:value-type="float" office:value="0" calcext:value-type="float">
            <text:p>0</text:p>
          </table:table-cell>
          <table:table-cell office:value-type="float" office:value="60760" calcext:value-type="float">
            <text:p>6076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49</text:p>
          </table:table-cell>
          <table:table-cell office:value-type="float" office:value="4.777059" calcext:value-type="float">
            <text:p>4.777059</text:p>
          </table:table-cell>
          <table:table-cell office:value-type="float" office:value="0.114287" calcext:value-type="float">
            <text:p>0.114287</text:p>
          </table:table-cell>
          <table:table-cell office:value-type="float" office:value="0" calcext:value-type="float">
            <text:p>0</text:p>
          </table:table-cell>
          <table:table-cell office:value-type="float" office:value="56001" calcext:value-type="float">
            <text:p>5600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0</text:p>
          </table:table-cell>
          <table:table-cell office:value-type="float" office:value="5.739589" calcext:value-type="float">
            <text:p>5.739589</text:p>
          </table:table-cell>
          <table:table-cell office:value-type="float" office:value="0.036231" calcext:value-type="float">
            <text:p>0.036231</text:p>
          </table:table-cell>
          <table:table-cell office:value-type="float" office:value="0" calcext:value-type="float">
            <text:p>0</text:p>
          </table:table-cell>
          <table:table-cell office:value-type="float" office:value="68085" calcext:value-type="float">
            <text:p>6808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1</text:p>
          </table:table-cell>
          <table:table-cell office:value-type="float" office:value="5.74983" calcext:value-type="float">
            <text:p>5.74983</text:p>
          </table:table-cell>
          <table:table-cell office:value-type="float" office:value="0.090558" calcext:value-type="float">
            <text:p>0.090558</text:p>
          </table:table-cell>
          <table:table-cell office:value-type="float" office:value="0" calcext:value-type="float">
            <text:p>0</text:p>
          </table:table-cell>
          <table:table-cell office:value-type="float" office:value="73752" calcext:value-type="float">
            <text:p>7375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2</text:p>
          </table:table-cell>
          <table:table-cell office:value-type="float" office:value="11.666304" calcext:value-type="float">
            <text:p>11.666304</text:p>
          </table:table-cell>
          <table:table-cell office:value-type="float" office:value="0.107393" calcext:value-type="float">
            <text:p>0.107393</text:p>
          </table:table-cell>
          <table:table-cell office:value-type="float" office:value="0" calcext:value-type="float">
            <text:p>0</text:p>
          </table:table-cell>
          <table:table-cell office:value-type="float" office:value="62436" calcext:value-type="float">
            <text:p>62436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3</text:p>
          </table:table-cell>
          <table:table-cell office:value-type="float" office:value="18.148349" calcext:value-type="float">
            <text:p>18.148349</text:p>
          </table:table-cell>
          <table:table-cell office:value-type="float" office:value="0.101579" calcext:value-type="float">
            <text:p>0.101579</text:p>
          </table:table-cell>
          <table:table-cell office:value-type="float" office:value="0" calcext:value-type="float">
            <text:p>0</text:p>
          </table:table-cell>
          <table:table-cell office:value-type="float" office:value="58252" calcext:value-type="float">
            <text:p>5825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4</text:p>
          </table:table-cell>
          <table:table-cell office:value-type="float" office:value="24.766051" calcext:value-type="float">
            <text:p>24.766051</text:p>
          </table:table-cell>
          <table:table-cell office:value-type="float" office:value="0.070702" calcext:value-type="float">
            <text:p>0.070702</text:p>
          </table:table-cell>
          <table:table-cell office:value-type="float" office:value="0" calcext:value-type="float">
            <text:p>0</text:p>
          </table:table-cell>
          <table:table-cell office:value-type="float" office:value="60911" calcext:value-type="float">
            <text:p>6091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5</text:p>
          </table:table-cell>
          <table:table-cell office:value-type="float" office:value="39.065854" calcext:value-type="float">
            <text:p>39.065854</text:p>
          </table:table-cell>
          <table:table-cell office:value-type="float" office:value="0.202295" calcext:value-type="float">
            <text:p>0.202295</text:p>
          </table:table-cell>
          <table:table-cell office:value-type="float" office:value="0" calcext:value-type="float">
            <text:p>0</text:p>
          </table:table-cell>
          <table:table-cell office:value-type="float" office:value="36431" calcext:value-type="float">
            <text:p>3643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6</text:p>
          </table:table-cell>
          <table:table-cell office:value-type="float" office:value="56.043701" calcext:value-type="float">
            <text:p>56.043701</text:p>
          </table:table-cell>
          <table:table-cell office:value-type="float" office:value="0.032923" calcext:value-type="float">
            <text:p>0.032923</text:p>
          </table:table-cell>
          <table:table-cell office:value-type="float" office:value="0" calcext:value-type="float">
            <text:p>0</text:p>
          </table:table-cell>
          <table:table-cell office:value-type="float" office:value="65889" calcext:value-type="float">
            <text:p>6588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7</text:p>
          </table:table-cell>
          <table:table-cell office:value-type="float" office:value="63.091384" calcext:value-type="float">
            <text:p>63.091384</text:p>
          </table:table-cell>
          <table:table-cell office:value-type="float" office:value="0.098578" calcext:value-type="float">
            <text:p>0.098578</text:p>
          </table:table-cell>
          <table:table-cell office:value-type="float" office:value="0" calcext:value-type="float">
            <text:p>0</text:p>
          </table:table-cell>
          <table:table-cell office:value-type="float" office:value="59679" calcext:value-type="float">
            <text:p>5967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8</text:p>
          </table:table-cell>
          <table:table-cell office:value-type="float" office:value="84.62111" calcext:value-type="float">
            <text:p>84.62111</text:p>
          </table:table-cell>
          <table:table-cell office:value-type="float" office:value="1.80473" calcext:value-type="float">
            <text:p>1.80473</text:p>
          </table:table-cell>
          <table:table-cell office:value-type="float" office:value="0" calcext:value-type="float">
            <text:p>0</text:p>
          </table:table-cell>
          <table:table-cell office:value-type="float" office:value="66315" calcext:value-type="float">
            <text:p>6631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3:59</text:p>
          </table:table-cell>
          <table:table-cell office:value-type="float" office:value="89.272111" calcext:value-type="float">
            <text:p>89.272111</text:p>
          </table:table-cell>
          <table:table-cell office:value-type="float" office:value="2.402258" calcext:value-type="float">
            <text:p>2.402258</text:p>
          </table:table-cell>
          <table:table-cell office:value-type="float" office:value="0" calcext:value-type="float">
            <text:p>0</text:p>
          </table:table-cell>
          <table:table-cell office:value-type="float" office:value="71497" calcext:value-type="float">
            <text:p>7149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0</text:p>
          </table:table-cell>
          <table:table-cell office:value-type="float" office:value="83.563469" calcext:value-type="float">
            <text:p>83.563469</text:p>
          </table:table-cell>
          <table:table-cell office:value-type="float" office:value="0.243278" calcext:value-type="float">
            <text:p>0.243278</text:p>
          </table:table-cell>
          <table:table-cell office:value-type="float" office:value="0" calcext:value-type="float">
            <text:p>0</text:p>
          </table:table-cell>
          <table:table-cell office:value-type="float" office:value="86463" calcext:value-type="float">
            <text:p>8646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1</text:p>
          </table:table-cell>
          <table:table-cell office:value-type="float" office:value="80.012803" calcext:value-type="float">
            <text:p>80.012803</text:p>
          </table:table-cell>
          <table:table-cell office:value-type="float" office:value="0.884045" calcext:value-type="float">
            <text:p>0.884045</text:p>
          </table:table-cell>
          <table:table-cell office:value-type="float" office:value="0" calcext:value-type="float">
            <text:p>0</text:p>
          </table:table-cell>
          <table:table-cell office:value-type="float" office:value="72400" calcext:value-type="float">
            <text:p>72400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2</text:p>
          </table:table-cell>
          <table:table-cell office:value-type="float" office:value="78.809713" calcext:value-type="float">
            <text:p>78.809713</text:p>
          </table:table-cell>
          <table:table-cell office:value-type="float" office:value="0.44234" calcext:value-type="float">
            <text:p>0.44234</text:p>
          </table:table-cell>
          <table:table-cell office:value-type="float" office:value="0" calcext:value-type="float">
            <text:p>0</text:p>
          </table:table-cell>
          <table:table-cell office:value-type="float" office:value="79138" calcext:value-type="float">
            <text:p>79138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3</text:p>
          </table:table-cell>
          <table:table-cell office:value-type="float" office:value="61.783019" calcext:value-type="float">
            <text:p>61.783019</text:p>
          </table:table-cell>
          <table:table-cell office:value-type="float" office:value="0.406241" calcext:value-type="float">
            <text:p>0.406241</text:p>
          </table:table-cell>
          <table:table-cell office:value-type="float" office:value="0" calcext:value-type="float">
            <text:p>0</text:p>
          </table:table-cell>
          <table:table-cell office:value-type="float" office:value="112084" calcext:value-type="float">
            <text:p>11208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4</text:p>
          </table:table-cell>
          <table:table-cell office:value-type="float" office:value="98.925186" calcext:value-type="float">
            <text:p>98.925186</text:p>
          </table:table-cell>
          <table:table-cell office:value-type="float" office:value="3.072385" calcext:value-type="float">
            <text:p>3.072385</text:p>
          </table:table-cell>
          <table:table-cell office:value-type="float" office:value="0" calcext:value-type="float">
            <text:p>0</text:p>
          </table:table-cell>
          <table:table-cell office:value-type="float" office:value="130580" calcext:value-type="float">
            <text:p>130580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5</text:p>
          </table:table-cell>
          <table:table-cell office:value-type="float" office:value="82.813364" calcext:value-type="float">
            <text:p>82.813364</text:p>
          </table:table-cell>
          <table:table-cell office:value-type="float" office:value="0.682686" calcext:value-type="float">
            <text:p>0.682686</text:p>
          </table:table-cell>
          <table:table-cell office:value-type="float" office:value="0" calcext:value-type="float">
            <text:p>0</text:p>
          </table:table-cell>
          <table:table-cell office:value-type="float" office:value="64721" calcext:value-type="float">
            <text:p>64721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6</text:p>
          </table:table-cell>
          <table:table-cell office:value-type="float" office:value="85.900163" calcext:value-type="float">
            <text:p>85.900163</text:p>
          </table:table-cell>
          <table:table-cell office:value-type="float" office:value="0.291563" calcext:value-type="float">
            <text:p>0.291563</text:p>
          </table:table-cell>
          <table:table-cell office:value-type="float" office:value="0" calcext:value-type="float">
            <text:p>0</text:p>
          </table:table-cell>
          <table:table-cell office:value-type="float" office:value="33956" calcext:value-type="float">
            <text:p>339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7</text:p>
          </table:table-cell>
          <table:table-cell office:value-type="float" office:value="88.412798" calcext:value-type="float">
            <text:p>88.412798</text:p>
          </table:table-cell>
          <table:table-cell office:value-type="float" office:value="0.491972" calcext:value-type="float">
            <text:p>0.491972</text:p>
          </table:table-cell>
          <table:table-cell office:value-type="float" office:value="0" calcext:value-type="float">
            <text:p>0</text:p>
          </table:table-cell>
          <table:table-cell office:value-type="float" office:value="1026317" calcext:value-type="float">
            <text:p>102631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8</text:p>
          </table:table-cell>
          <table:table-cell office:value-type="float" office:value="105.795997" calcext:value-type="float">
            <text:p>105.795997</text:p>
          </table:table-cell>
          <table:table-cell office:value-type="float" office:value="1.712266" calcext:value-type="float">
            <text:p>1.712266</text:p>
          </table:table-cell>
          <table:table-cell office:value-type="float" office:value="0" calcext:value-type="float">
            <text:p>0</text:p>
          </table:table-cell>
          <table:table-cell office:value-type="float" office:value="479040" calcext:value-type="float">
            <text:p>4790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09</text:p>
          </table:table-cell>
          <table:table-cell office:value-type="float" office:value="73.38739" calcext:value-type="float">
            <text:p>73.38739</text:p>
          </table:table-cell>
          <table:table-cell office:value-type="float" office:value="0.392521" calcext:value-type="float">
            <text:p>0.392521</text:p>
          </table:table-cell>
          <table:table-cell office:value-type="float" office:value="0" calcext:value-type="float">
            <text:p>0</text:p>
          </table:table-cell>
          <table:table-cell office:value-type="float" office:value="77752" calcext:value-type="float">
            <text:p>77752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0</text:p>
          </table:table-cell>
          <table:table-cell office:value-type="float" office:value="1.181214" calcext:value-type="float">
            <text:p>1.18121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1</text:p>
          </table:table-cell>
          <table:table-cell office:value-type="float" office:value="1.443937" calcext:value-type="float">
            <text:p>1.443937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2</text:p>
          </table:table-cell>
          <table:table-cell office:value-type="float" office:value="2.765827" calcext:value-type="float">
            <text:p>2.765827</text:p>
          </table:table-cell>
          <table:table-cell office:value-type="float" office:value="0.028185" calcext:value-type="float">
            <text:p>0.028185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3</text:p>
          </table:table-cell>
          <table:table-cell office:value-type="float" office:value="2.256991" calcext:value-type="float">
            <text:p>2.256991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4</text:p>
          </table:table-cell>
          <table:table-cell office:value-type="float" office:value="9.58868" calcext:value-type="float">
            <text:p>9.58868</text:p>
          </table:table-cell>
          <table:table-cell office:value-type="float" office:value="0.083211" calcext:value-type="float">
            <text:p>0.083211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5</text:p>
          </table:table-cell>
          <table:table-cell office:value-type="float" office:value="5.107102" calcext:value-type="float">
            <text:p>5.107102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6</text:p>
          </table:table-cell>
          <table:table-cell office:value-type="float" office:value="4.454492" calcext:value-type="float">
            <text:p>4.45449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7</text:p>
          </table:table-cell>
          <table:table-cell office:value-type="float" office:value="8.929049" calcext:value-type="float">
            <text:p>8.929049</text:p>
          </table:table-cell>
          <table:table-cell office:value-type="float" office:value="0.092206" calcext:value-type="float">
            <text:p>0.092206</text:p>
          </table:table-cell>
          <table:table-cell office:value-type="float" office:value="0" calcext:value-type="float">
            <text:p>0</text:p>
          </table:table-cell>
          <table:table-cell office:value-type="float" office:value="7091" calcext:value-type="float">
            <text:p>7091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8</text:p>
          </table:table-cell>
          <table:table-cell office:value-type="float" office:value="15.114773" calcext:value-type="float">
            <text:p>15.114773</text:p>
          </table:table-cell>
          <table:table-cell office:value-type="float" office:value="0.025709" calcext:value-type="float">
            <text:p>0.025709</text:p>
          </table:table-cell>
          <table:table-cell office:value-type="float" office:value="0" calcext:value-type="float">
            <text:p>0</text:p>
          </table:table-cell>
          <table:table-cell office:value-type="float" office:value="2588" calcext:value-type="float">
            <text:p>258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19</text:p>
          </table:table-cell>
          <table:table-cell office:value-type="float" office:value="5.425199" calcext:value-type="float">
            <text:p>5.425199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0</text:p>
          </table:table-cell>
          <table:table-cell office:value-type="float" office:value="4.340349" calcext:value-type="float">
            <text:p>4.340349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1</text:p>
          </table:table-cell>
          <table:table-cell office:value-type="float" office:value="5.871775" calcext:value-type="float">
            <text:p>5.87177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2</text:p>
          </table:table-cell>
          <table:table-cell office:value-type="float" office:value="10.175367" calcext:value-type="float">
            <text:p>10.175367</text:p>
          </table:table-cell>
          <table:table-cell office:value-type="float" office:value="0.070683" calcext:value-type="float">
            <text:p>0.070683</text:p>
          </table:table-cell>
          <table:table-cell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3</text:p>
          </table:table-cell>
          <table:table-cell office:value-type="float" office:value="0.360122" calcext:value-type="float">
            <text:p>0.36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4</text:p>
          </table:table-cell>
          <table:table-cell office:value-type="float" office:value="0.037343" calcext:value-type="float">
            <text:p>0.037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5</text:p>
          </table:table-cell>
          <table:table-cell office:value-type="float" office:value="0.041574" calcext:value-type="float">
            <text:p>0.041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6</text:p>
          </table:table-cell>
          <table:table-cell office:value-type="float" office:value="65.175177" calcext:value-type="float">
            <text:p>65.175177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7</text:p>
          </table:table-cell>
          <table:table-cell office:value-type="float" office:value="45.509766" calcext:value-type="float">
            <text:p>45.50976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4:28</text:p>
          </table:table-cell>
          <table:table-cell office:value-type="float" office:value="30.98033" calcext:value-type="float">
            <text:p>30.9803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5:28</text:p>
          </table:table-cell>
          <table:table-cell office:value-type="float" office:value="107.18368" calcext:value-type="float">
            <text:p>107.18368</text:p>
          </table:table-cell>
          <table:table-cell office:value-type="float" office:value="1.007085" calcext:value-type="float">
            <text:p>1.007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5:29</text:p>
          </table:table-cell>
          <table:table-cell office:value-type="float" office:value="106.848121" calcext:value-type="float">
            <text:p>106.848121</text:p>
          </table:table-cell>
          <table:table-cell office:value-type="float" office:value="2.437689" calcext:value-type="float">
            <text:p>2.437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7:54</text:p>
          </table:table-cell>
          <table:table-cell office:value-type="float" office:value="172.895569" calcext:value-type="float">
            <text:p>172.895569</text:p>
          </table:table-cell>
          <table:table-cell office:value-type="float" office:value="180.41489" calcext:value-type="float">
            <text:p>180.4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0:18:26</text:p>
          </table:table-cell>
          <table:table-cell office:value-type="float" office:value="196.636729" calcext:value-type="float">
            <text:p>196.636729</text:p>
          </table:table-cell>
          <table:table-cell office:value-type="float" office:value="102.986933" calcext:value-type="float">
            <text:p>102.986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1:18:51.327924954</dc:date>
    <meta:editing-duration>PT31M2S</meta:editing-duration>
    <meta:editing-cycles>1</meta:editing-cycles>
    <meta:document-statistic meta:table-count="1" meta:cell-count="511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7.229cm" svg:y="0.315cm" chart:style-name="ch2">
          <text:p>scatter</text:p>
        </chart:title>
        <chart:legend chart:legend-position="end" svg:x="14.001cm" svg:y="4.005cm" style:legend-expansion="high" chart:style-name="ch3"/>
        <chart:plot-area chart:style-name="ch4" table:cell-range-address="test167.G1:test167.G73 test167.C1:test167.D73" chart:data-source-has-labels="row" svg:x="0.32cm" svg:y="1.248cm" svg:width="13.361cm" svg:height="7.572cm">
          <chartooo:coordinate-region svg:x="1.127cm" svg:y="1.421cm" svg:width="12.182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67.C2:test167.C73" chart:label-cell-address="test167.C1:test167.C1" chart:class="chart:scatter">
            <chart:domain table:cell-range-address="test167.G2:test167.G73"/>
            <chart:data-point chart:repeated="72"/>
          </chart:series>
          <chart:series chart:style-name="ch8" chart:values-cell-range-address="test167.D2:test167.D73" chart:label-cell-address="test167.D1:test167.D1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67.C1:test167.C1</svg:desc>
                </draw:g>
              </table:table-cell>
              <table:table-cell office:value-type="string">
                <text:p>xfertime</text:p>
                <draw:g>
                  <svg:desc>test167.D1:test16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">
                <text:p>157</text:p>
                <draw:g>
                  <svg:desc>test167.G2:test167.G73</svg:desc>
                </draw:g>
              </table:table-cell>
              <table:table-cell office:value-type="float" office:value="0.022205">
                <text:p>0.022205</text:p>
                <draw:g>
                  <svg:desc>test167.C2:test167.C73</svg:desc>
                </draw:g>
              </table:table-cell>
              <table:table-cell office:value-type="float" office:value="0.003204">
                <text:p>0.003204</text:p>
                <draw:g>
                  <svg:desc>test167.D2:test167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0.012014">
                <text:p>0.012014</text:p>
              </table:table-cell>
              <table:table-cell office:value-type="float" office:value="0.001474">
                <text:p>0.001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0.012399">
                <text:p>0.012399</text:p>
              </table:table-cell>
              <table:table-cell office:value-type="float" office:value="0.001888">
                <text:p>0.001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0.012636">
                <text:p>0.012636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0.014127">
                <text:p>0.01412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">
                <text:p>361</text:p>
              </table:table-cell>
              <table:table-cell office:value-type="float" office:value="0.030426">
                <text:p>0.030426</text:p>
              </table:table-cell>
              <table:table-cell office:value-type="float" office:value="0.005912">
                <text:p>0.005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4204">
                <text:p>0.014204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42358">
                <text:p>0.042358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9142">
                <text:p>0.019142</text:p>
              </table:table-cell>
              <table:table-cell office:value-type="float" office:value="0.008352">
                <text:p>0.008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29504">
                <text:p>0.029504</text:p>
              </table:table-cell>
              <table:table-cell office:value-type="float" office:value="0.005248">
                <text:p>0.005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6">
                <text:p>556</text:p>
              </table:table-cell>
              <table:table-cell office:value-type="float" office:value="0.016569">
                <text:p>0.016569</text:p>
              </table:table-cell>
              <table:table-cell office:value-type="float" office:value="0.005068">
                <text:p>0.005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9">
                <text:p>599</text:p>
              </table:table-cell>
              <table:table-cell office:value-type="float" office:value="0.013202">
                <text:p>0.013202</text:p>
              </table:table-cell>
              <table:table-cell office:value-type="float" office:value="0.002558">
                <text:p>0.002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9">
                <text:p>599</text:p>
              </table:table-cell>
              <table:table-cell office:value-type="float" office:value="0.013149">
                <text:p>0.013149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">
                <text:p>599</text:p>
              </table:table-cell>
              <table:table-cell office:value-type="float" office:value="0.0261">
                <text:p>0.0261</text:p>
              </table:table-cell>
              <table:table-cell office:value-type="float" office:value="0.006976">
                <text:p>0.006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9">
                <text:p>599</text:p>
              </table:table-cell>
              <table:table-cell office:value-type="float" office:value="0.013322">
                <text:p>0.013322</text:p>
              </table:table-cell>
              <table:table-cell office:value-type="float" office:value="0.001895">
                <text:p>0.001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4">
                <text:p>754</text:p>
              </table:table-cell>
              <table:table-cell office:value-type="float" office:value="0.066108">
                <text:p>0.066108</text:p>
              </table:table-cell>
              <table:table-cell office:value-type="float" office:value="0.005695">
                <text:p>0.005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9">
                <text:p>799</text:p>
              </table:table-cell>
              <table:table-cell office:value-type="float" office:value="0.07068">
                <text:p>0.07068</text:p>
              </table:table-cell>
              <table:table-cell office:value-type="float" office:value="0.016514">
                <text:p>0.016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9">
                <text:p>799</text:p>
              </table:table-cell>
              <table:table-cell office:value-type="float" office:value="0.063828">
                <text:p>0.063828</text:p>
              </table:table-cell>
              <table:table-cell office:value-type="float" office:value="0.012336">
                <text:p>0.012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9">
                <text:p>799</text:p>
              </table:table-cell>
              <table:table-cell office:value-type="float" office:value="0.047488">
                <text:p>0.047488</text:p>
              </table:table-cell>
              <table:table-cell office:value-type="float" office:value="0.012253">
                <text:p>0.012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9">
                <text:p>799</text:p>
              </table:table-cell>
              <table:table-cell office:value-type="float" office:value="0.116739">
                <text:p>0.116739</text:p>
              </table:table-cell>
              <table:table-cell office:value-type="float" office:value="0.02696">
                <text:p>0.02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1">
                <text:p>961</text:p>
              </table:table-cell>
              <table:table-cell office:value-type="float" office:value="0.207559">
                <text:p>0.207559</text:p>
              </table:table-cell>
              <table:table-cell office:value-type="float" office:value="0.020232">
                <text:p>0.020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9">
                <text:p>999</text:p>
              </table:table-cell>
              <table:table-cell office:value-type="float" office:value="0.185728">
                <text:p>0.185728</text:p>
              </table:table-cell>
              <table:table-cell office:value-type="float" office:value="0.034633">
                <text:p>0.0346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9">
                <text:p>999</text:p>
              </table:table-cell>
              <table:table-cell office:value-type="float" office:value="0.536075">
                <text:p>0.536075</text:p>
              </table:table-cell>
              <table:table-cell office:value-type="float" office:value="0.033659">
                <text:p>0.033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9">
                <text:p>999</text:p>
              </table:table-cell>
              <table:table-cell office:value-type="float" office:value="0.568037">
                <text:p>0.568037</text:p>
              </table:table-cell>
              <table:table-cell office:value-type="float" office:value="0.100313">
                <text:p>0.100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0.592059">
                <text:p>0.592059</text:p>
              </table:table-cell>
              <table:table-cell office:value-type="float" office:value="0.068088">
                <text:p>0.068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48">
                <text:p>1148</text:p>
              </table:table-cell>
              <table:table-cell office:value-type="float" office:value="3.796363">
                <text:p>3.796363</text:p>
              </table:table-cell>
              <table:table-cell office:value-type="float" office:value="0.086945">
                <text:p>0.086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9">
                <text:p>1199</text:p>
              </table:table-cell>
              <table:table-cell office:value-type="float" office:value="4.371653">
                <text:p>4.371653</text:p>
              </table:table-cell>
              <table:table-cell office:value-type="float" office:value="0.013834">
                <text:p>0.013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9">
                <text:p>1199</text:p>
              </table:table-cell>
              <table:table-cell office:value-type="float" office:value="4.943061">
                <text:p>4.943061</text:p>
              </table:table-cell>
              <table:table-cell office:value-type="float" office:value="0.022616">
                <text:p>0.022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9">
                <text:p>1199</text:p>
              </table:table-cell>
              <table:table-cell office:value-type="float" office:value="4.777059">
                <text:p>4.777059</text:p>
              </table:table-cell>
              <table:table-cell office:value-type="float" office:value="0.114287">
                <text:p>0.114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9">
                <text:p>1199</text:p>
              </table:table-cell>
              <table:table-cell office:value-type="float" office:value="5.739589">
                <text:p>5.739589</text:p>
              </table:table-cell>
              <table:table-cell office:value-type="float" office:value="0.036231">
                <text:p>0.036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4">
                <text:p>1354</text:p>
              </table:table-cell>
              <table:table-cell office:value-type="float" office:value="5.74983">
                <text:p>5.74983</text:p>
              </table:table-cell>
              <table:table-cell office:value-type="float" office:value="0.090558">
                <text:p>0.090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2">
                <text:p>1402</text:p>
              </table:table-cell>
              <table:table-cell office:value-type="float" office:value="11.666304">
                <text:p>11.666304</text:p>
              </table:table-cell>
              <table:table-cell office:value-type="float" office:value="0.107393">
                <text:p>0.107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99">
                <text:p>1399</text:p>
              </table:table-cell>
              <table:table-cell office:value-type="float" office:value="18.148349">
                <text:p>18.148349</text:p>
              </table:table-cell>
              <table:table-cell office:value-type="float" office:value="0.101579">
                <text:p>0.1015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99">
                <text:p>1399</text:p>
              </table:table-cell>
              <table:table-cell office:value-type="float" office:value="24.766051">
                <text:p>24.766051</text:p>
              </table:table-cell>
              <table:table-cell office:value-type="float" office:value="0.070702">
                <text:p>0.070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99">
                <text:p>1399</text:p>
              </table:table-cell>
              <table:table-cell office:value-type="float" office:value="39.065854">
                <text:p>39.065854</text:p>
              </table:table-cell>
              <table:table-cell office:value-type="float" office:value="0.202295">
                <text:p>0.202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1">
                <text:p>1561</text:p>
              </table:table-cell>
              <table:table-cell office:value-type="float" office:value="56.043701">
                <text:p>56.043701</text:p>
              </table:table-cell>
              <table:table-cell office:value-type="float" office:value="0.032923">
                <text:p>0.032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98">
                <text:p>1598</text:p>
              </table:table-cell>
              <table:table-cell office:value-type="float" office:value="63.091384">
                <text:p>63.091384</text:p>
              </table:table-cell>
              <table:table-cell office:value-type="float" office:value="0.098578">
                <text:p>0.098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9">
                <text:p>1599</text:p>
              </table:table-cell>
              <table:table-cell office:value-type="float" office:value="84.62111">
                <text:p>84.62111</text:p>
              </table:table-cell>
              <table:table-cell office:value-type="float" office:value="1.80473">
                <text:p>1.80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95">
                <text:p>1595</text:p>
              </table:table-cell>
              <table:table-cell office:value-type="float" office:value="89.272111">
                <text:p>89.272111</text:p>
              </table:table-cell>
              <table:table-cell office:value-type="float" office:value="2.402258">
                <text:p>2.402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97">
                <text:p>1597</text:p>
              </table:table-cell>
              <table:table-cell office:value-type="float" office:value="83.563469">
                <text:p>83.563469</text:p>
              </table:table-cell>
              <table:table-cell office:value-type="float" office:value="0.243278">
                <text:p>0.243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7">
                <text:p>1757</text:p>
              </table:table-cell>
              <table:table-cell office:value-type="float" office:value="80.012803">
                <text:p>80.012803</text:p>
              </table:table-cell>
              <table:table-cell office:value-type="float" office:value="0.884045">
                <text:p>0.884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9">
                <text:p>1799</text:p>
              </table:table-cell>
              <table:table-cell office:value-type="float" office:value="78.809713">
                <text:p>78.809713</text:p>
              </table:table-cell>
              <table:table-cell office:value-type="float" office:value="0.44234">
                <text:p>0.44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71">
                <text:p>1771</text:p>
              </table:table-cell>
              <table:table-cell office:value-type="float" office:value="61.783019">
                <text:p>61.783019</text:p>
              </table:table-cell>
              <table:table-cell office:value-type="float" office:value="0.406241">
                <text:p>0.4062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14">
                <text:p>1814</text:p>
              </table:table-cell>
              <table:table-cell office:value-type="float" office:value="98.925186">
                <text:p>98.925186</text:p>
              </table:table-cell>
              <table:table-cell office:value-type="float" office:value="3.072385">
                <text:p>3.072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97">
                <text:p>1797</text:p>
              </table:table-cell>
              <table:table-cell office:value-type="float" office:value="82.813364">
                <text:p>82.813364</text:p>
              </table:table-cell>
              <table:table-cell office:value-type="float" office:value="0.682686">
                <text:p>0.682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4">
                <text:p>1964</text:p>
              </table:table-cell>
              <table:table-cell office:value-type="float" office:value="85.900163">
                <text:p>85.900163</text:p>
              </table:table-cell>
              <table:table-cell office:value-type="float" office:value="0.291563">
                <text:p>0.291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0">
                <text:p>1990</text:p>
              </table:table-cell>
              <table:table-cell office:value-type="float" office:value="88.412798">
                <text:p>88.412798</text:p>
              </table:table-cell>
              <table:table-cell office:value-type="float" office:value="0.491972">
                <text:p>0.4919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6">
                <text:p>1996</text:p>
              </table:table-cell>
              <table:table-cell office:value-type="float" office:value="105.795997">
                <text:p>105.795997</text:p>
              </table:table-cell>
              <table:table-cell office:value-type="float" office:value="1.712266">
                <text:p>1.712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2">
                <text:p>1832</text:p>
              </table:table-cell>
              <table:table-cell office:value-type="float" office:value="73.38739">
                <text:p>73.38739</text:p>
              </table:table-cell>
              <table:table-cell office:value-type="float" office:value="0.392521">
                <text:p>0.392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3">
                <text:p>2043</text:p>
              </table:table-cell>
              <table:table-cell office:value-type="float" office:value="1.181214">
                <text:p>1.181214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1">
                <text:p>1491</text:p>
              </table:table-cell>
              <table:table-cell office:value-type="float" office:value="1.443937">
                <text:p>1.443937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55">
                <text:p>2155</text:p>
              </table:table-cell>
              <table:table-cell office:value-type="float" office:value="2.765827">
                <text:p>2.765827</text:p>
              </table:table-cell>
              <table:table-cell office:value-type="float" office:value="0.028185">
                <text:p>0.028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2">
                <text:p>1102</text:p>
              </table:table-cell>
              <table:table-cell office:value-type="float" office:value="2.256991">
                <text:p>2.25699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14">
                <text:p>2614</text:p>
              </table:table-cell>
              <table:table-cell office:value-type="float" office:value="9.58868">
                <text:p>9.58868</text:p>
              </table:table-cell>
              <table:table-cell office:value-type="float" office:value="0.083211">
                <text:p>0.083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91">
                <text:p>2291</text:p>
              </table:table-cell>
              <table:table-cell office:value-type="float" office:value="5.107102">
                <text:p>5.107102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8">
                <text:p>2018</text:p>
              </table:table-cell>
              <table:table-cell office:value-type="float" office:value="4.454492">
                <text:p>4.454492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9">
                <text:p>2029</text:p>
              </table:table-cell>
              <table:table-cell office:value-type="float" office:value="8.929049">
                <text:p>8.929049</text:p>
              </table:table-cell>
              <table:table-cell office:value-type="float" office:value="0.092206">
                <text:p>0.092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7">
                <text:p>477</text:p>
              </table:table-cell>
              <table:table-cell office:value-type="float" office:value="15.114773">
                <text:p>15.114773</text:p>
              </table:table-cell>
              <table:table-cell office:value-type="float" office:value="0.025709">
                <text:p>0.025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10">
                <text:p>3610</text:p>
              </table:table-cell>
              <table:table-cell office:value-type="float" office:value="5.425199">
                <text:p>5.425199</text:p>
              </table:table-cell>
              <table:table-cell office:value-type="float" office:value="0.000482">
                <text:p>0.0004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0">
                <text:p>1300</text:p>
              </table:table-cell>
              <table:table-cell office:value-type="float" office:value="4.340349">
                <text:p>4.340349</text:p>
              </table:table-cell>
              <table:table-cell office:value-type="float" office:value="0.000652">
                <text:p>0.000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7">
                <text:p>417</text:p>
              </table:table-cell>
              <table:table-cell office:value-type="float" office:value="5.871775">
                <text:p>5.871775</text:p>
              </table:table-cell>
              <table:table-cell office:value-type="float" office:value="0.002375">
                <text:p>0.002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1">
                <text:p>211</text:p>
              </table:table-cell>
              <table:table-cell office:value-type="float" office:value="10.175367">
                <text:p>10.175367</text:p>
              </table:table-cell>
              <table:table-cell office:value-type="float" office:value="0.070683">
                <text:p>0.070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0.360122">
                <text:p>0.36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">
                <text:p>27</text:p>
              </table:table-cell>
              <table:table-cell office:value-type="float" office:value="0.037343">
                <text:p>0.037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0.041574">
                <text:p>0.04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65.175177">
                <text:p>65.175177</text:p>
              </table:table-cell>
              <table:table-cell office:value-type="float" office:value="0.002064">
                <text:p>0.002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45.509766">
                <text:p>45.50976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30.98033">
                <text:p>30.98033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107.18368">
                <text:p>107.18368</text:p>
              </table:table-cell>
              <table:table-cell office:value-type="float" office:value="1.007085">
                <text:p>1.007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106.848121">
                <text:p>106.848121</text:p>
              </table:table-cell>
              <table:table-cell office:value-type="float" office:value="2.437689">
                <text:p>2.437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172.895569">
                <text:p>172.895569</text:p>
              </table:table-cell>
              <table:table-cell office:value-type="float" office:value="180.41489">
                <text:p>180.41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196.636729">
                <text:p>196.636729</text:p>
              </table:table-cell>
              <table:table-cell office:value-type="float" office:value="102.986933">
                <text:p>102.986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5cm" chart:style-name="ch2">
          <text:p>200-2000 TPS test</text:p>
        </chart:title>
        <chart:legend chart:legend-position="end" svg:x="14.001cm" svg:y="4.005cm" style:legend-expansion="high" chart:style-name="ch3"/>
        <chart:plot-area chart:style-name="ch4" table:cell-range-address="test167.B1:test167.D73" chart:data-source-has-labels="both" svg:x="0.32cm" svg:y="1.248cm" svg:width="13.361cm" svg:height="6.643cm">
          <chartooo:coordinate-region svg:x="1.292cm" svg:y="1.248cm" svg:width="12.389cm" svg:height="5.04cm"/>
          <chart:axis chart:dimension="x" chart:name="primary-x" chart:style-name="ch5" chartooo:axis-type="auto">
            <chartooo:date-scale/>
            <chart:title svg:x="5.884cm" svg:y="8.071cm" chart:style-name="ch6">
              <text:p>wall-clock time</text:p>
            </chart:title>
            <chart:categories table:cell-range-address="test167.B2:test167.B7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167.C2:test167.C73" chart:label-cell-address="test167.C1:test167.C1" chart:class="chart:bar">
            <chart:data-point chart:repeated="72"/>
          </chart:series>
          <chart:series chart:style-name="ch10" chart:values-cell-range-address="test167.D2:test167.D73" chart:label-cell-address="test167.D1:test167.D1" chart:class="chart:bar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67.C1:test167.C1</svg:desc>
                </draw:g>
              </table:table-cell>
              <table:table-cell office:value-type="string">
                <text:p>xfertime</text:p>
                <draw:g>
                  <svg:desc>test167.D1:test16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13:21</text:p>
                <draw:g>
                  <svg:desc>test167.B2:test167.B73</svg:desc>
                </draw:g>
              </table:table-cell>
              <table:table-cell office:value-type="float" office:value="0.022205">
                <text:p>0.022205</text:p>
                <draw:g>
                  <svg:desc>test167.C2:test167.C73</svg:desc>
                </draw:g>
              </table:table-cell>
              <table:table-cell office:value-type="float" office:value="0.003204">
                <text:p>0.003204</text:p>
                <draw:g>
                  <svg:desc>test167.D2:test167.D73</svg:desc>
                </draw:g>
              </table:table-cell>
            </table:table-row>
            <table:table-row>
              <table:table-cell office:value-type="string">
                <text:p>10:13:22</text:p>
              </table:table-cell>
              <table:table-cell office:value-type="float" office:value="0.012014">
                <text:p>0.012014</text:p>
              </table:table-cell>
              <table:table-cell office:value-type="float" office:value="0.001474">
                <text:p>0.001474</text:p>
              </table:table-cell>
            </table:table-row>
            <table:table-row>
              <table:table-cell office:value-type="string">
                <text:p>10:13:23</text:p>
              </table:table-cell>
              <table:table-cell office:value-type="float" office:value="0.012399">
                <text:p>0.012399</text:p>
              </table:table-cell>
              <table:table-cell office:value-type="float" office:value="0.001888">
                <text:p>0.001888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0.012636">
                <text:p>0.012636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string">
                <text:p>10:13:25</text:p>
              </table:table-cell>
              <table:table-cell office:value-type="float" office:value="0.014127">
                <text:p>0.01412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0:13:26</text:p>
              </table:table-cell>
              <table:table-cell office:value-type="float" office:value="0.030426">
                <text:p>0.030426</text:p>
              </table:table-cell>
              <table:table-cell office:value-type="float" office:value="0.005912">
                <text:p>0.005912</text:p>
              </table:table-cell>
            </table:table-row>
            <table:table-row>
              <table:table-cell office:value-type="string">
                <text:p>10:13:27</text:p>
              </table:table-cell>
              <table:table-cell office:value-type="float" office:value="0.014204">
                <text:p>0.014204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10:13:28</text:p>
              </table:table-cell>
              <table:table-cell office:value-type="float" office:value="0.042358">
                <text:p>0.042358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10:13:29</text:p>
              </table:table-cell>
              <table:table-cell office:value-type="float" office:value="0.019142">
                <text:p>0.019142</text:p>
              </table:table-cell>
              <table:table-cell office:value-type="float" office:value="0.008352">
                <text:p>0.008352</text:p>
              </table:table-cell>
            </table:table-row>
            <table:table-row>
              <table:table-cell office:value-type="string">
                <text:p>10:13:30</text:p>
              </table:table-cell>
              <table:table-cell office:value-type="float" office:value="0.029504">
                <text:p>0.029504</text:p>
              </table:table-cell>
              <table:table-cell office:value-type="float" office:value="0.005248">
                <text:p>0.005248</text:p>
              </table:table-cell>
            </table:table-row>
            <table:table-row>
              <table:table-cell office:value-type="string">
                <text:p>10:13:31</text:p>
              </table:table-cell>
              <table:table-cell office:value-type="float" office:value="0.016569">
                <text:p>0.016569</text:p>
              </table:table-cell>
              <table:table-cell office:value-type="float" office:value="0.005068">
                <text:p>0.005068</text:p>
              </table:table-cell>
            </table:table-row>
            <table:table-row>
              <table:table-cell office:value-type="string">
                <text:p>10:13:32</text:p>
              </table:table-cell>
              <table:table-cell office:value-type="float" office:value="0.013202">
                <text:p>0.013202</text:p>
              </table:table-cell>
              <table:table-cell office:value-type="float" office:value="0.002558">
                <text:p>0.002558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0.013149">
                <text:p>0.013149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10:13:34</text:p>
              </table:table-cell>
              <table:table-cell office:value-type="float" office:value="0.0261">
                <text:p>0.0261</text:p>
              </table:table-cell>
              <table:table-cell office:value-type="float" office:value="0.006976">
                <text:p>0.006976</text:p>
              </table:table-cell>
            </table:table-row>
            <table:table-row>
              <table:table-cell office:value-type="string">
                <text:p>10:13:35</text:p>
              </table:table-cell>
              <table:table-cell office:value-type="float" office:value="0.013322">
                <text:p>0.013322</text:p>
              </table:table-cell>
              <table:table-cell office:value-type="float" office:value="0.001895">
                <text:p>0.001895</text:p>
              </table:table-cell>
            </table:table-row>
            <table:table-row>
              <table:table-cell office:value-type="string">
                <text:p>10:13:36</text:p>
              </table:table-cell>
              <table:table-cell office:value-type="float" office:value="0.066108">
                <text:p>0.066108</text:p>
              </table:table-cell>
              <table:table-cell office:value-type="float" office:value="0.005695">
                <text:p>0.005695</text:p>
              </table:table-cell>
            </table:table-row>
            <table:table-row>
              <table:table-cell office:value-type="string">
                <text:p>10:13:37</text:p>
              </table:table-cell>
              <table:table-cell office:value-type="float" office:value="0.07068">
                <text:p>0.07068</text:p>
              </table:table-cell>
              <table:table-cell office:value-type="float" office:value="0.016514">
                <text:p>0.016514</text:p>
              </table:table-cell>
            </table:table-row>
            <table:table-row>
              <table:table-cell office:value-type="string">
                <text:p>10:13:38</text:p>
              </table:table-cell>
              <table:table-cell office:value-type="float" office:value="0.063828">
                <text:p>0.063828</text:p>
              </table:table-cell>
              <table:table-cell office:value-type="float" office:value="0.012336">
                <text:p>0.012336</text:p>
              </table:table-cell>
            </table:table-row>
            <table:table-row>
              <table:table-cell office:value-type="string">
                <text:p>10:13:39</text:p>
              </table:table-cell>
              <table:table-cell office:value-type="float" office:value="0.047488">
                <text:p>0.047488</text:p>
              </table:table-cell>
              <table:table-cell office:value-type="float" office:value="0.012253">
                <text:p>0.012253</text:p>
              </table:table-cell>
            </table:table-row>
            <table:table-row>
              <table:table-cell office:value-type="string">
                <text:p>10:13:40</text:p>
              </table:table-cell>
              <table:table-cell office:value-type="float" office:value="0.116739">
                <text:p>0.116739</text:p>
              </table:table-cell>
              <table:table-cell office:value-type="float" office:value="0.02696">
                <text:p>0.02696</text:p>
              </table:table-cell>
            </table:table-row>
            <table:table-row>
              <table:table-cell office:value-type="string">
                <text:p>10:13:41</text:p>
              </table:table-cell>
              <table:table-cell office:value-type="float" office:value="0.207559">
                <text:p>0.207559</text:p>
              </table:table-cell>
              <table:table-cell office:value-type="float" office:value="0.020232">
                <text:p>0.020232</text:p>
              </table:table-cell>
            </table:table-row>
            <table:table-row>
              <table:table-cell office:value-type="string">
                <text:p>10:13:42</text:p>
              </table:table-cell>
              <table:table-cell office:value-type="float" office:value="0.185728">
                <text:p>0.185728</text:p>
              </table:table-cell>
              <table:table-cell office:value-type="float" office:value="0.034633">
                <text:p>0.034633</text:p>
              </table:table-cell>
            </table:table-row>
            <table:table-row>
              <table:table-cell office:value-type="string">
                <text:p>10:13:43</text:p>
              </table:table-cell>
              <table:table-cell office:value-type="float" office:value="0.536075">
                <text:p>0.536075</text:p>
              </table:table-cell>
              <table:table-cell office:value-type="float" office:value="0.033659">
                <text:p>0.033659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0.568037">
                <text:p>0.568037</text:p>
              </table:table-cell>
              <table:table-cell office:value-type="float" office:value="0.100313">
                <text:p>0.100313</text:p>
              </table:table-cell>
            </table:table-row>
            <table:table-row>
              <table:table-cell office:value-type="string">
                <text:p>10:13:45</text:p>
              </table:table-cell>
              <table:table-cell office:value-type="float" office:value="0.592059">
                <text:p>0.592059</text:p>
              </table:table-cell>
              <table:table-cell office:value-type="float" office:value="0.068088">
                <text:p>0.068088</text:p>
              </table:table-cell>
            </table:table-row>
            <table:table-row>
              <table:table-cell office:value-type="string">
                <text:p>10:13:46</text:p>
              </table:table-cell>
              <table:table-cell office:value-type="float" office:value="3.796363">
                <text:p>3.796363</text:p>
              </table:table-cell>
              <table:table-cell office:value-type="float" office:value="0.086945">
                <text:p>0.086945</text:p>
              </table:table-cell>
            </table:table-row>
            <table:table-row>
              <table:table-cell office:value-type="string">
                <text:p>10:13:47</text:p>
              </table:table-cell>
              <table:table-cell office:value-type="float" office:value="4.371653">
                <text:p>4.371653</text:p>
              </table:table-cell>
              <table:table-cell office:value-type="float" office:value="0.013834">
                <text:p>0.013834</text:p>
              </table:table-cell>
            </table:table-row>
            <table:table-row>
              <table:table-cell office:value-type="string">
                <text:p>10:13:48</text:p>
              </table:table-cell>
              <table:table-cell office:value-type="float" office:value="4.943061">
                <text:p>4.943061</text:p>
              </table:table-cell>
              <table:table-cell office:value-type="float" office:value="0.022616">
                <text:p>0.022616</text:p>
              </table:table-cell>
            </table:table-row>
            <table:table-row>
              <table:table-cell office:value-type="string">
                <text:p>10:13:49</text:p>
              </table:table-cell>
              <table:table-cell office:value-type="float" office:value="4.777059">
                <text:p>4.777059</text:p>
              </table:table-cell>
              <table:table-cell office:value-type="float" office:value="0.114287">
                <text:p>0.114287</text:p>
              </table:table-cell>
            </table:table-row>
            <table:table-row>
              <table:table-cell office:value-type="string">
                <text:p>10:13:50</text:p>
              </table:table-cell>
              <table:table-cell office:value-type="float" office:value="5.739589">
                <text:p>5.739589</text:p>
              </table:table-cell>
              <table:table-cell office:value-type="float" office:value="0.036231">
                <text:p>0.036231</text:p>
              </table:table-cell>
            </table:table-row>
            <table:table-row>
              <table:table-cell office:value-type="string">
                <text:p>10:13:51</text:p>
              </table:table-cell>
              <table:table-cell office:value-type="float" office:value="5.74983">
                <text:p>5.74983</text:p>
              </table:table-cell>
              <table:table-cell office:value-type="float" office:value="0.090558">
                <text:p>0.090558</text:p>
              </table:table-cell>
            </table:table-row>
            <table:table-row>
              <table:table-cell office:value-type="string">
                <text:p>10:13:52</text:p>
              </table:table-cell>
              <table:table-cell office:value-type="float" office:value="11.666304">
                <text:p>11.666304</text:p>
              </table:table-cell>
              <table:table-cell office:value-type="float" office:value="0.107393">
                <text:p>0.107393</text:p>
              </table:table-cell>
            </table:table-row>
            <table:table-row>
              <table:table-cell office:value-type="string">
                <text:p>10:13:53</text:p>
              </table:table-cell>
              <table:table-cell office:value-type="float" office:value="18.148349">
                <text:p>18.148349</text:p>
              </table:table-cell>
              <table:table-cell office:value-type="float" office:value="0.101579">
                <text:p>0.101579</text:p>
              </table:table-cell>
            </table:table-row>
            <table:table-row>
              <table:table-cell office:value-type="string">
                <text:p>10:13:54</text:p>
              </table:table-cell>
              <table:table-cell office:value-type="float" office:value="24.766051">
                <text:p>24.766051</text:p>
              </table:table-cell>
              <table:table-cell office:value-type="float" office:value="0.070702">
                <text:p>0.070702</text:p>
              </table:table-cell>
            </table:table-row>
            <table:table-row>
              <table:table-cell office:value-type="string">
                <text:p>10:13:55</text:p>
              </table:table-cell>
              <table:table-cell office:value-type="float" office:value="39.065854">
                <text:p>39.065854</text:p>
              </table:table-cell>
              <table:table-cell office:value-type="float" office:value="0.202295">
                <text:p>0.202295</text:p>
              </table:table-cell>
            </table:table-row>
            <table:table-row>
              <table:table-cell office:value-type="string">
                <text:p>10:13:56</text:p>
              </table:table-cell>
              <table:table-cell office:value-type="float" office:value="56.043701">
                <text:p>56.043701</text:p>
              </table:table-cell>
              <table:table-cell office:value-type="float" office:value="0.032923">
                <text:p>0.032923</text:p>
              </table:table-cell>
            </table:table-row>
            <table:table-row>
              <table:table-cell office:value-type="string">
                <text:p>10:13:57</text:p>
              </table:table-cell>
              <table:table-cell office:value-type="float" office:value="63.091384">
                <text:p>63.091384</text:p>
              </table:table-cell>
              <table:table-cell office:value-type="float" office:value="0.098578">
                <text:p>0.098578</text:p>
              </table:table-cell>
            </table:table-row>
            <table:table-row>
              <table:table-cell office:value-type="string">
                <text:p>10:13:58</text:p>
              </table:table-cell>
              <table:table-cell office:value-type="float" office:value="84.62111">
                <text:p>84.62111</text:p>
              </table:table-cell>
              <table:table-cell office:value-type="float" office:value="1.80473">
                <text:p>1.80473</text:p>
              </table:table-cell>
            </table:table-row>
            <table:table-row>
              <table:table-cell office:value-type="string">
                <text:p>10:13:59</text:p>
              </table:table-cell>
              <table:table-cell office:value-type="float" office:value="89.272111">
                <text:p>89.272111</text:p>
              </table:table-cell>
              <table:table-cell office:value-type="float" office:value="2.402258">
                <text:p>2.402258</text:p>
              </table:table-cell>
            </table:table-row>
            <table:table-row>
              <table:table-cell office:value-type="string">
                <text:p>10:14:00</text:p>
              </table:table-cell>
              <table:table-cell office:value-type="float" office:value="83.563469">
                <text:p>83.563469</text:p>
              </table:table-cell>
              <table:table-cell office:value-type="float" office:value="0.243278">
                <text:p>0.243278</text:p>
              </table:table-cell>
            </table:table-row>
            <table:table-row>
              <table:table-cell office:value-type="string">
                <text:p>10:14:01</text:p>
              </table:table-cell>
              <table:table-cell office:value-type="float" office:value="80.012803">
                <text:p>80.012803</text:p>
              </table:table-cell>
              <table:table-cell office:value-type="float" office:value="0.884045">
                <text:p>0.884045</text:p>
              </table:table-cell>
            </table:table-row>
            <table:table-row>
              <table:table-cell office:value-type="string">
                <text:p>10:14:02</text:p>
              </table:table-cell>
              <table:table-cell office:value-type="float" office:value="78.809713">
                <text:p>78.809713</text:p>
              </table:table-cell>
              <table:table-cell office:value-type="float" office:value="0.44234">
                <text:p>0.44234</text:p>
              </table:table-cell>
            </table:table-row>
            <table:table-row>
              <table:table-cell office:value-type="string">
                <text:p>10:14:03</text:p>
              </table:table-cell>
              <table:table-cell office:value-type="float" office:value="61.783019">
                <text:p>61.783019</text:p>
              </table:table-cell>
              <table:table-cell office:value-type="float" office:value="0.406241">
                <text:p>0.406241</text:p>
              </table:table-cell>
            </table:table-row>
            <table:table-row>
              <table:table-cell office:value-type="string">
                <text:p>10:14:04</text:p>
              </table:table-cell>
              <table:table-cell office:value-type="float" office:value="98.925186">
                <text:p>98.925186</text:p>
              </table:table-cell>
              <table:table-cell office:value-type="float" office:value="3.072385">
                <text:p>3.072385</text:p>
              </table:table-cell>
            </table:table-row>
            <table:table-row>
              <table:table-cell office:value-type="string">
                <text:p>10:14:05</text:p>
              </table:table-cell>
              <table:table-cell office:value-type="float" office:value="82.813364">
                <text:p>82.813364</text:p>
              </table:table-cell>
              <table:table-cell office:value-type="float" office:value="0.682686">
                <text:p>0.682686</text:p>
              </table:table-cell>
            </table:table-row>
            <table:table-row>
              <table:table-cell office:value-type="string">
                <text:p>10:14:06</text:p>
              </table:table-cell>
              <table:table-cell office:value-type="float" office:value="85.900163">
                <text:p>85.900163</text:p>
              </table:table-cell>
              <table:table-cell office:value-type="float" office:value="0.291563">
                <text:p>0.291563</text:p>
              </table:table-cell>
            </table:table-row>
            <table:table-row>
              <table:table-cell office:value-type="string">
                <text:p>10:14:07</text:p>
              </table:table-cell>
              <table:table-cell office:value-type="float" office:value="88.412798">
                <text:p>88.412798</text:p>
              </table:table-cell>
              <table:table-cell office:value-type="float" office:value="0.491972">
                <text:p>0.491972</text:p>
              </table:table-cell>
            </table:table-row>
            <table:table-row>
              <table:table-cell office:value-type="string">
                <text:p>10:14:08</text:p>
              </table:table-cell>
              <table:table-cell office:value-type="float" office:value="105.795997">
                <text:p>105.795997</text:p>
              </table:table-cell>
              <table:table-cell office:value-type="float" office:value="1.712266">
                <text:p>1.712266</text:p>
              </table:table-cell>
            </table:table-row>
            <table:table-row>
              <table:table-cell office:value-type="string">
                <text:p>10:14:09</text:p>
              </table:table-cell>
              <table:table-cell office:value-type="float" office:value="73.38739">
                <text:p>73.38739</text:p>
              </table:table-cell>
              <table:table-cell office:value-type="float" office:value="0.392521">
                <text:p>0.392521</text:p>
              </table:table-cell>
            </table:table-row>
            <table:table-row>
              <table:table-cell office:value-type="string">
                <text:p>10:14:10</text:p>
              </table:table-cell>
              <table:table-cell office:value-type="float" office:value="1.181214">
                <text:p>1.181214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10:14:11</text:p>
              </table:table-cell>
              <table:table-cell office:value-type="float" office:value="1.443937">
                <text:p>1.443937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10:14:12</text:p>
              </table:table-cell>
              <table:table-cell office:value-type="float" office:value="2.765827">
                <text:p>2.765827</text:p>
              </table:table-cell>
              <table:table-cell office:value-type="float" office:value="0.028185">
                <text:p>0.028185</text:p>
              </table:table-cell>
            </table:table-row>
            <table:table-row>
              <table:table-cell office:value-type="string">
                <text:p>10:14:13</text:p>
              </table:table-cell>
              <table:table-cell office:value-type="float" office:value="2.256991">
                <text:p>2.256991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0:14:14</text:p>
              </table:table-cell>
              <table:table-cell office:value-type="float" office:value="9.58868">
                <text:p>9.58868</text:p>
              </table:table-cell>
              <table:table-cell office:value-type="float" office:value="0.083211">
                <text:p>0.083211</text:p>
              </table:table-cell>
            </table:table-row>
            <table:table-row>
              <table:table-cell office:value-type="string">
                <text:p>10:14:15</text:p>
              </table:table-cell>
              <table:table-cell office:value-type="float" office:value="5.107102">
                <text:p>5.107102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10:14:16</text:p>
              </table:table-cell>
              <table:table-cell office:value-type="float" office:value="4.454492">
                <text:p>4.454492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0:14:17</text:p>
              </table:table-cell>
              <table:table-cell office:value-type="float" office:value="8.929049">
                <text:p>8.929049</text:p>
              </table:table-cell>
              <table:table-cell office:value-type="float" office:value="0.092206">
                <text:p>0.092206</text:p>
              </table:table-cell>
            </table:table-row>
            <table:table-row>
              <table:table-cell office:value-type="string">
                <text:p>10:14:18</text:p>
              </table:table-cell>
              <table:table-cell office:value-type="float" office:value="15.114773">
                <text:p>15.114773</text:p>
              </table:table-cell>
              <table:table-cell office:value-type="float" office:value="0.025709">
                <text:p>0.025709</text:p>
              </table:table-cell>
            </table:table-row>
            <table:table-row>
              <table:table-cell office:value-type="string">
                <text:p>10:14:19</text:p>
              </table:table-cell>
              <table:table-cell office:value-type="float" office:value="5.425199">
                <text:p>5.425199</text:p>
              </table:table-cell>
              <table:table-cell office:value-type="float" office:value="0.000482">
                <text:p>0.000482</text:p>
              </table:table-cell>
            </table:table-row>
            <table:table-row>
              <table:table-cell office:value-type="string">
                <text:p>10:14:20</text:p>
              </table:table-cell>
              <table:table-cell office:value-type="float" office:value="4.340349">
                <text:p>4.340349</text:p>
              </table:table-cell>
              <table:table-cell office:value-type="float" office:value="0.000652">
                <text:p>0.000652</text:p>
              </table:table-cell>
            </table:table-row>
            <table:table-row>
              <table:table-cell office:value-type="string">
                <text:p>10:14:21</text:p>
              </table:table-cell>
              <table:table-cell office:value-type="float" office:value="5.871775">
                <text:p>5.871775</text:p>
              </table:table-cell>
              <table:table-cell office:value-type="float" office:value="0.002375">
                <text:p>0.002375</text:p>
              </table:table-cell>
            </table:table-row>
            <table:table-row>
              <table:table-cell office:value-type="string">
                <text:p>10:14:22</text:p>
              </table:table-cell>
              <table:table-cell office:value-type="float" office:value="10.175367">
                <text:p>10.175367</text:p>
              </table:table-cell>
              <table:table-cell office:value-type="float" office:value="0.070683">
                <text:p>0.070683</text:p>
              </table:table-cell>
            </table:table-row>
            <table:table-row>
              <table:table-cell office:value-type="string">
                <text:p>10:14:23</text:p>
              </table:table-cell>
              <table:table-cell office:value-type="float" office:value="0.360122">
                <text:p>0.36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0.037343">
                <text:p>0.037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4:25</text:p>
              </table:table-cell>
              <table:table-cell office:value-type="float" office:value="0.041574">
                <text:p>0.04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4:26</text:p>
              </table:table-cell>
              <table:table-cell office:value-type="float" office:value="65.175177">
                <text:p>65.175177</text:p>
              </table:table-cell>
              <table:table-cell office:value-type="float" office:value="0.002064">
                <text:p>0.002064</text:p>
              </table:table-cell>
            </table:table-row>
            <table:table-row>
              <table:table-cell office:value-type="string">
                <text:p>10:14:27</text:p>
              </table:table-cell>
              <table:table-cell office:value-type="float" office:value="45.509766">
                <text:p>45.50976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0:14:28</text:p>
              </table:table-cell>
              <table:table-cell office:value-type="float" office:value="30.98033">
                <text:p>30.98033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0:15:28</text:p>
              </table:table-cell>
              <table:table-cell office:value-type="float" office:value="107.18368">
                <text:p>107.18368</text:p>
              </table:table-cell>
              <table:table-cell office:value-type="float" office:value="1.007085">
                <text:p>1.007085</text:p>
              </table:table-cell>
            </table:table-row>
            <table:table-row>
              <table:table-cell office:value-type="string">
                <text:p>10:15:29</text:p>
              </table:table-cell>
              <table:table-cell office:value-type="float" office:value="106.848121">
                <text:p>106.848121</text:p>
              </table:table-cell>
              <table:table-cell office:value-type="float" office:value="2.437689">
                <text:p>2.437689</text:p>
              </table:table-cell>
            </table:table-row>
            <table:table-row>
              <table:table-cell office:value-type="string">
                <text:p>10:17:54</text:p>
              </table:table-cell>
              <table:table-cell office:value-type="float" office:value="172.895569">
                <text:p>172.895569</text:p>
              </table:table-cell>
              <table:table-cell office:value-type="float" office:value="180.41489">
                <text:p>180.41489</text:p>
              </table:table-cell>
            </table:table-row>
            <table:table-row>
              <table:table-cell office:value-type="string">
                <text:p>10:18:26</text:p>
              </table:table-cell>
              <table:table-cell office:value-type="float" office:value="196.636729">
                <text:p>196.636729</text:p>
              </table:table-cell>
              <table:table-cell office:value-type="float" office:value="102.986933">
                <text:p>102.986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78cm" svg:height="9cm" xlink:href=".." xlink:type="simple" chart:class="chart:bar" chart:style-name="ch1">
        <chart:title svg:x="7.117cm" svg:y="0.315cm" chart:style-name="ch2">
          <text:p>200-2000 TPS test</text:p>
        </chart:title>
        <chart:legend chart:legend-position="end" svg:x="15.444cm" svg:y="4.227cm" style:legend-expansion="high" chart:style-name="ch3"/>
        <chart:plot-area chart:style-name="ch4" table:cell-range-address="test167.B2:test167.B73 test167.G1:test167.G73" chart:data-source-has-labels="both" svg:x="0.361cm" svg:y="1.248cm" svg:width="14.722cm" svg:height="6.643cm">
          <chartooo:coordinate-region svg:x="1.353cm" svg:y="1.248cm" svg:width="13.73cm" svg:height="5.04cm"/>
          <chart:axis chart:dimension="x" chart:name="primary-x" chart:style-name="ch5" chartooo:axis-type="auto">
            <chartooo:date-scale/>
            <chart:title svg:x="6.606cm" svg:y="8.071cm" chart:style-name="ch6">
              <text:p>wall-clock time</text:p>
            </chart:title>
            <chart:categories table:cell-range-address="test167.B2:test167.B7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167.G2:test167.G73" chart:label-cell-address="test167.G1:test167.G1" chart:class="chart:bar"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67.G1:test16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13:21</text:p>
                <draw:g>
                  <svg:desc>test167.B2:test167.B73</svg:desc>
                </draw:g>
              </table:table-cell>
              <table:table-cell office:value-type="float" office:value="157">
                <text:p>157</text:p>
                <draw:g>
                  <svg:desc>test167.G2:test167.G73</svg:desc>
                </draw:g>
              </table:table-cell>
            </table:table-row>
            <table:table-row>
              <table:table-cell office:value-type="string">
                <text:p>10:13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0:13: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13: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13: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13: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13:3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0:13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0:13:3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0:13:3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0:13:3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:13:3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:13:3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:13:3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:13:4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:13:4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0:13:4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:13: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:13:4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:13:4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0:13:4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:13:4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:13:4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:13:5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:13:51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0:13:52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0:13:53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0:13:54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0:13:55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0:13:56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0:13:5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0:13:5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0:13:5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0:14:0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0:14:01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0:14:0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:14:03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10:14:0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:14:0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10:14:06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0:14:07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0:14:08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0:14:09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0:14:1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:14:1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0:14:12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10:14:1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0:14:14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0:14:15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10:14:16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0:14:17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0:14: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:14:19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0:14:2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:14:2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0:14:2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:14: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:14: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:14: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:14: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14: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15: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:15: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:17: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18:2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5cm" chart:style-name="ch2">
          <text:p>200-2000 TPS test</text:p>
        </chart:title>
        <chart:legend chart:legend-position="end" svg:x="14.398cm" svg:y="4.227cm" style:legend-expansion="high" chart:style-name="ch3"/>
        <chart:plot-area chart:style-name="ch4" table:cell-range-address="test167.B2:test167.B73 test167.F1:test167.F73" chart:data-source-has-labels="both" svg:x="0.32cm" svg:y="1.248cm" svg:width="13.758cm" svg:height="6.643cm">
          <chartooo:coordinate-region svg:x="1.867cm" svg:y="1.248cm" svg:width="12.211cm" svg:height="5.041cm"/>
          <chart:axis chart:dimension="x" chart:name="primary-x" chart:style-name="ch5" chartooo:axis-type="auto">
            <chartooo:date-scale/>
            <chart:title svg:x="6.083cm" svg:y="8.071cm" chart:style-name="ch6">
              <text:p>wall-clock time</text:p>
            </chart:title>
            <chart:categories table:cell-range-address="test167.B2:test167.B7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167.F2:test167.F73" chart:label-cell-address="test167.F1:test167.F1" chart:class="chart:bar"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67.F1:test16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13:21</text:p>
                <draw:g>
                  <svg:desc>test167.B2:test167.B73</svg:desc>
                </draw:g>
              </table:table-cell>
              <table:table-cell office:value-type="float" office:value="60232">
                <text:p>60232</text:p>
                <draw:g>
                  <svg:desc>test167.F2:test167.F73</svg:desc>
                </draw:g>
              </table:table-cell>
            </table:table-row>
            <table:table-row>
              <table:table-cell office:value-type="string">
                <text:p>10:13:22</text:p>
              </table:table-cell>
              <table:table-cell office:value-type="float" office:value="31403">
                <text:p>31403</text:p>
              </table:table-cell>
            </table:table-row>
            <table:table-row>
              <table:table-cell office:value-type="string">
                <text:p>10:13:23</text:p>
              </table:table-cell>
              <table:table-cell office:value-type="float" office:value="39173">
                <text:p>39173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28844">
                <text:p>28844</text:p>
              </table:table-cell>
            </table:table-row>
            <table:table-row>
              <table:table-cell office:value-type="string">
                <text:p>10:13:25</text:p>
              </table:table-cell>
              <table:table-cell office:value-type="float" office:value="52203">
                <text:p>52203</text:p>
              </table:table-cell>
            </table:table-row>
            <table:table-row>
              <table:table-cell office:value-type="string">
                <text:p>10:13:26</text:p>
              </table:table-cell>
              <table:table-cell office:value-type="float" office:value="85424">
                <text:p>85424</text:p>
              </table:table-cell>
            </table:table-row>
            <table:table-row>
              <table:table-cell office:value-type="string">
                <text:p>10:13:27</text:p>
              </table:table-cell>
              <table:table-cell office:value-type="float" office:value="62321">
                <text:p>62321</text:p>
              </table:table-cell>
            </table:table-row>
            <table:table-row>
              <table:table-cell office:value-type="string">
                <text:p>10:13:28</text:p>
              </table:table-cell>
              <table:table-cell office:value-type="float" office:value="73207">
                <text:p>73207</text:p>
              </table:table-cell>
            </table:table-row>
            <table:table-row>
              <table:table-cell office:value-type="string">
                <text:p>10:13:29</text:p>
              </table:table-cell>
              <table:table-cell office:value-type="float" office:value="99233">
                <text:p>99233</text:p>
              </table:table-cell>
            </table:table-row>
            <table:table-row>
              <table:table-cell office:value-type="string">
                <text:p>10:13:30</text:p>
              </table:table-cell>
              <table:table-cell office:value-type="float" office:value="80229">
                <text:p>80229</text:p>
              </table:table-cell>
            </table:table-row>
            <table:table-row>
              <table:table-cell office:value-type="string">
                <text:p>10:13:31</text:p>
              </table:table-cell>
              <table:table-cell office:value-type="float" office:value="70425">
                <text:p>70425</text:p>
              </table:table-cell>
            </table:table-row>
            <table:table-row>
              <table:table-cell office:value-type="string">
                <text:p>10:13:32</text:p>
              </table:table-cell>
              <table:table-cell office:value-type="float" office:value="40966">
                <text:p>40966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45598">
                <text:p>45598</text:p>
              </table:table-cell>
            </table:table-row>
            <table:table-row>
              <table:table-cell office:value-type="string">
                <text:p>10:13:34</text:p>
              </table:table-cell>
              <table:table-cell office:value-type="float" office:value="56122">
                <text:p>56122</text:p>
              </table:table-cell>
            </table:table-row>
            <table:table-row>
              <table:table-cell office:value-type="string">
                <text:p>10:13:35</text:p>
              </table:table-cell>
              <table:table-cell office:value-type="float" office:value="36787">
                <text:p>36787</text:p>
              </table:table-cell>
            </table:table-row>
            <table:table-row>
              <table:table-cell office:value-type="string">
                <text:p>10:13:36</text:p>
              </table:table-cell>
              <table:table-cell office:value-type="float" office:value="57382">
                <text:p>57382</text:p>
              </table:table-cell>
            </table:table-row>
            <table:table-row>
              <table:table-cell office:value-type="string">
                <text:p>10:13:37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string">
                <text:p>10:13:38</text:p>
              </table:table-cell>
              <table:table-cell office:value-type="float" office:value="70830">
                <text:p>70830</text:p>
              </table:table-cell>
            </table:table-row>
            <table:table-row>
              <table:table-cell office:value-type="string">
                <text:p>10:13:39</text:p>
              </table:table-cell>
              <table:table-cell office:value-type="float" office:value="70315">
                <text:p>70315</text:p>
              </table:table-cell>
            </table:table-row>
            <table:table-row>
              <table:table-cell office:value-type="string">
                <text:p>10:13:40</text:p>
              </table:table-cell>
              <table:table-cell office:value-type="float" office:value="81360">
                <text:p>81360</text:p>
              </table:table-cell>
            </table:table-row>
            <table:table-row>
              <table:table-cell office:value-type="string">
                <text:p>10:13:41</text:p>
              </table:table-cell>
              <table:table-cell office:value-type="float" office:value="75393">
                <text:p>75393</text:p>
              </table:table-cell>
            </table:table-row>
            <table:table-row>
              <table:table-cell office:value-type="string">
                <text:p>10:13:42</text:p>
              </table:table-cell>
              <table:table-cell office:value-type="float" office:value="69684">
                <text:p>69684</text:p>
              </table:table-cell>
            </table:table-row>
            <table:table-row>
              <table:table-cell office:value-type="string">
                <text:p>10:13:43</text:p>
              </table:table-cell>
              <table:table-cell office:value-type="float" office:value="79573">
                <text:p>79573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120374">
                <text:p>120374</text:p>
              </table:table-cell>
            </table:table-row>
            <table:table-row>
              <table:table-cell office:value-type="string">
                <text:p>10:13:45</text:p>
              </table:table-cell>
              <table:table-cell office:value-type="float" office:value="54955">
                <text:p>54955</text:p>
              </table:table-cell>
            </table:table-row>
            <table:table-row>
              <table:table-cell office:value-type="string">
                <text:p>10:13:46</text:p>
              </table:table-cell>
              <table:table-cell office:value-type="float" office:value="54963">
                <text:p>54963</text:p>
              </table:table-cell>
            </table:table-row>
            <table:table-row>
              <table:table-cell office:value-type="string">
                <text:p>10:13:47</text:p>
              </table:table-cell>
              <table:table-cell office:value-type="float" office:value="46627">
                <text:p>46627</text:p>
              </table:table-cell>
            </table:table-row>
            <table:table-row>
              <table:table-cell office:value-type="string">
                <text:p>10:13:48</text:p>
              </table:table-cell>
              <table:table-cell office:value-type="float" office:value="60760">
                <text:p>60760</text:p>
              </table:table-cell>
            </table:table-row>
            <table:table-row>
              <table:table-cell office:value-type="string">
                <text:p>10:13:49</text:p>
              </table:table-cell>
              <table:table-cell office:value-type="float" office:value="56001">
                <text:p>56001</text:p>
              </table:table-cell>
            </table:table-row>
            <table:table-row>
              <table:table-cell office:value-type="string">
                <text:p>10:13:50</text:p>
              </table:table-cell>
              <table:table-cell office:value-type="float" office:value="68085">
                <text:p>68085</text:p>
              </table:table-cell>
            </table:table-row>
            <table:table-row>
              <table:table-cell office:value-type="string">
                <text:p>10:13:51</text:p>
              </table:table-cell>
              <table:table-cell office:value-type="float" office:value="73752">
                <text:p>73752</text:p>
              </table:table-cell>
            </table:table-row>
            <table:table-row>
              <table:table-cell office:value-type="string">
                <text:p>10:13:52</text:p>
              </table:table-cell>
              <table:table-cell office:value-type="float" office:value="62436">
                <text:p>62436</text:p>
              </table:table-cell>
            </table:table-row>
            <table:table-row>
              <table:table-cell office:value-type="string">
                <text:p>10:13:53</text:p>
              </table:table-cell>
              <table:table-cell office:value-type="float" office:value="58252">
                <text:p>58252</text:p>
              </table:table-cell>
            </table:table-row>
            <table:table-row>
              <table:table-cell office:value-type="string">
                <text:p>10:13:54</text:p>
              </table:table-cell>
              <table:table-cell office:value-type="float" office:value="60911">
                <text:p>60911</text:p>
              </table:table-cell>
            </table:table-row>
            <table:table-row>
              <table:table-cell office:value-type="string">
                <text:p>10:13:55</text:p>
              </table:table-cell>
              <table:table-cell office:value-type="float" office:value="36431">
                <text:p>36431</text:p>
              </table:table-cell>
            </table:table-row>
            <table:table-row>
              <table:table-cell office:value-type="string">
                <text:p>10:13:56</text:p>
              </table:table-cell>
              <table:table-cell office:value-type="float" office:value="65889">
                <text:p>65889</text:p>
              </table:table-cell>
            </table:table-row>
            <table:table-row>
              <table:table-cell office:value-type="string">
                <text:p>10:13:57</text:p>
              </table:table-cell>
              <table:table-cell office:value-type="float" office:value="59679">
                <text:p>59679</text:p>
              </table:table-cell>
            </table:table-row>
            <table:table-row>
              <table:table-cell office:value-type="string">
                <text:p>10:13:58</text:p>
              </table:table-cell>
              <table:table-cell office:value-type="float" office:value="66315">
                <text:p>66315</text:p>
              </table:table-cell>
            </table:table-row>
            <table:table-row>
              <table:table-cell office:value-type="string">
                <text:p>10:13:59</text:p>
              </table:table-cell>
              <table:table-cell office:value-type="float" office:value="71497">
                <text:p>71497</text:p>
              </table:table-cell>
            </table:table-row>
            <table:table-row>
              <table:table-cell office:value-type="string">
                <text:p>10:14:00</text:p>
              </table:table-cell>
              <table:table-cell office:value-type="float" office:value="86463">
                <text:p>86463</text:p>
              </table:table-cell>
            </table:table-row>
            <table:table-row>
              <table:table-cell office:value-type="string">
                <text:p>10:14:01</text:p>
              </table:table-cell>
              <table:table-cell office:value-type="float" office:value="72400">
                <text:p>72400</text:p>
              </table:table-cell>
            </table:table-row>
            <table:table-row>
              <table:table-cell office:value-type="string">
                <text:p>10:14:02</text:p>
              </table:table-cell>
              <table:table-cell office:value-type="float" office:value="79138">
                <text:p>79138</text:p>
              </table:table-cell>
            </table:table-row>
            <table:table-row>
              <table:table-cell office:value-type="string">
                <text:p>10:14:03</text:p>
              </table:table-cell>
              <table:table-cell office:value-type="float" office:value="112084">
                <text:p>112084</text:p>
              </table:table-cell>
            </table:table-row>
            <table:table-row>
              <table:table-cell office:value-type="string">
                <text:p>10:14:04</text:p>
              </table:table-cell>
              <table:table-cell office:value-type="float" office:value="130580">
                <text:p>130580</text:p>
              </table:table-cell>
            </table:table-row>
            <table:table-row>
              <table:table-cell office:value-type="string">
                <text:p>10:14:05</text:p>
              </table:table-cell>
              <table:table-cell office:value-type="float" office:value="64721">
                <text:p>64721</text:p>
              </table:table-cell>
            </table:table-row>
            <table:table-row>
              <table:table-cell office:value-type="string">
                <text:p>10:14:06</text:p>
              </table:table-cell>
              <table:table-cell office:value-type="float" office:value="33956">
                <text:p>33956</text:p>
              </table:table-cell>
            </table:table-row>
            <table:table-row>
              <table:table-cell office:value-type="string">
                <text:p>10:14:07</text:p>
              </table:table-cell>
              <table:table-cell office:value-type="float" office:value="1026317">
                <text:p>1026317</text:p>
              </table:table-cell>
            </table:table-row>
            <table:table-row>
              <table:table-cell office:value-type="string">
                <text:p>10:14:08</text:p>
              </table:table-cell>
              <table:table-cell office:value-type="float" office:value="479040">
                <text:p>479040</text:p>
              </table:table-cell>
            </table:table-row>
            <table:table-row>
              <table:table-cell office:value-type="string">
                <text:p>10:14:09</text:p>
              </table:table-cell>
              <table:table-cell office:value-type="float" office:value="77752">
                <text:p>77752</text:p>
              </table:table-cell>
            </table:table-row>
            <table:table-row>
              <table:table-cell office:value-type="string">
                <text:p>10:14:1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:14:1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0:14:1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0:14:1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0:14:14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0:14: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0:14:1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0:14:17</text:p>
              </table:table-cell>
              <table:table-cell office:value-type="float" office:value="7091">
                <text:p>7091</text:p>
              </table:table-cell>
            </table:table-row>
            <table:table-row>
              <table:table-cell office:value-type="string">
                <text:p>10:14:18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10:14:19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0:14:2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0:14:2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0:14:22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10:14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4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4:2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0:14:2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:14:2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0:15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5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7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8: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